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  <style:text-properties officeooo:rsid="0000595a" officeooo:paragraph-rsid="0000595a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text-properties officeooo:rsid="0000595a" officeooo:paragraph-rsid="0000595a"/>
    </style:style>
    <style:style style:name="P6" style:family="paragraph" style:parent-style-name="Title">
      <style:text-properties officeooo:rsid="0000595a" officeooo:paragraph-rsid="0000595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zygierroda</text:p>
      <text:p text:style-name="Subtitle">Dokumentacja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1"><text:a xlink:type="simple" xlink:href="#__RefHeading___Toc2_2110562206" text:style-name="Index_20_Link" text:visited-style-name="Index_20_Link">Główne Założenia<text:tab/>3</text:a></text:p>
        </text:index-body>
      </text:table-of-content>
      <text:p text:style-name="Text_20_body"/>
      <text:h text:style-name="P3" text:outline-level="1"><text:bookmark-start text:name="__RefHeading___Toc2_2110562206"/>Główne Założenia<text:bookmark-end text:name="__RefHeading___Toc2_2110562206"/></text:h>
      <text:p text:style-name="P5">Projekt Przygierroda jest stroną dla jeszcze nieistniejącego przędsiębiorstwa o nazwie Przygierro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51:33.568000000</meta:creation-date>
    <meta:generator>LibreOffice/7.6.4.1$Windows_X86_64 LibreOffice_project/e19e193f88cd6c0525a17fb7a176ed8e6a3e2aa1</meta:generator>
    <dc:date>2024-02-28T12:55:25.846000000</dc:date>
    <meta:editing-duration>PT3M53S</meta:editing-duration>
    <meta:editing-cycles>1</meta:editing-cycles>
    <meta:document-statistic meta:table-count="0" meta:image-count="0" meta:object-count="0" meta:page-count="3" meta:paragraph-count="6" meta:word-count="20" meta:character-count="169" meta:non-whitespace-character-count="155"/>
  </office:meta>
</office:document-meta>
</file>